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opacity="85%" draw:textarea-horizontal-align="justify" draw:textarea-vertical-align="middle" draw:auto-grow-height="false" fo:min-height="2.238cm" fo:min-width="1.98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="" draw:marker-start-width="0.379cm" draw:marker-end="Extrémités_20_de_20_flèche_20_4" draw:marker-end-width="0.3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opacity="85%" draw:textarea-horizontal-align="justify" draw:textarea-vertical-align="middle" draw:auto-grow-height="false" fo:min-height="0.968cm" fo:min-width="1.98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  <style:text-properties style:font-name="Ubuntu"/>
    </style:style>
    <style:style style:name="P2" style:family="paragraph">
      <loext:graphic-properties draw:fill="solid" draw:fill-color="#ffffff" draw:opacity="85%"/>
      <style:paragraph-properties fo:text-align="center"/>
      <style:text-properties style:font-name="Ubuntu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draw:opacity="85%"/>
      <style:paragraph-properties fo:text-align="center"/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54cm" svg:height="2.54cm" svg:x="3.175cm" svg:y="6.35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.27cm" svg:y="7.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5.715cm" svg:y="6.35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81cm" svg:y="7.6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255cm" svg:y="6.3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0.795cm" svg:y="6.35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6.35cm" svg:y="7.6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89cm" svg:y="7.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175cm" svg:y="3.81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5.715cm" svg:y="3.8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255cm" svg:y="3.8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0.795cm" svg:y="3.81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175cm" svg:y="1.27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5.715cm" svg:y="1.27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255cm" svg:y="1.27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0.795cm" svg:y="1.27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.27cm" svg:y="5.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81cm" svg:y="5.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6.35cm" svg:y="5.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89cm" svg:y="5.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1.27cm" svg:y="2.5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3.81cm" svg:y="2.5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6.35cm" svg:y="2.5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8.89cm" svg:y="2.54cm">
          <text:p text:style-name="P1">1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4cm" svg:y1="10.16cm" svg:x2="15.24cm" svg:y2="7.62cm">
          <text:p/>
        </draw:line>
        <draw:line draw:style-name="gr2" draw:text-style-name="P3" draw:layer="layout" svg:x1="15.24cm" svg:y1="10.174cm" svg:x2="17.78cm" svg:y2="10.16cm">
          <text:p/>
        </draw:line>
        <draw:line draw:style-name="gr2" draw:text-style-name="P3" draw:layer="layout" svg:x1="15.24cm" svg:y1="10.174cm" svg:x2="17.145cm" svg:y2="8.89cm">
          <text:p/>
        </draw:line>
        <draw:custom-shape draw:style-name="gr3" draw:text-style-name="P4" draw:layer="layout" svg:width="2.54cm" svg:height="1.27cm" svg:x="15.875cm" svg:y="7.62cm">
          <text:p text:style-name="P1">axis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1.27cm" svg:x="16.51cm" svg:y="10.16cm">
          <text:p text:style-name="P1">axis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1.27cm" svg:x="13.97cm" svg:y="6.35cm">
          <text:p text:style-name="P1">axis 1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826 1131 754" svg:d="M566 826l-566 754 114-85 136-68 148-46 161-17 161 13 153 46 140 68 118 89z"/>
    <draw:marker draw:name="Extrémités_20_de_20_flèche_20_3" draw:display-name="Extrémités de flèche 3" svg:viewBox="0 7 20 13" svg:d="M0 20l10-13 10 13z"/>
    <draw:marker draw:name="Extrémités_20_de_20_flèche_20_4" draw:display-name="Extrémités de flèche 4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2T14:18:21.101693454</meta:creation-date>
    <dc:date>2022-05-02T14:34:53.870364259</dc:date>
    <meta:editing-duration>PT6M21S</meta:editing-duration>
    <meta:editing-cycles>2</meta:editing-cycles>
    <meta:generator>LibreOffice/7.2.5.2$Linux_X86_64 LibreOffice_project/20$Build-2</meta:generator>
    <meta:document-statistic meta:object-count="30"/>
  </office:meta>
</office:document-meta>
</file>